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12776c"/>
    </style:style>
    <style:style style:name="P3" style:family="paragraph" style:parent-style-name="Text_20_body">
      <style:text-properties officeooo:paragraph-rsid="0016627c"/>
    </style:style>
    <style:style style:name="T1" style:family="text">
      <style:text-properties officeooo:rsid="0012776c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2776c"/>
    </style:style>
    <style:style style:name="T4" style:family="text">
      <style:text-properties fo:color="#2a6099" loext:opacity="100%" style:font-name="Liberation Serif"/>
    </style:style>
    <style:style style:name="T5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 encoding="UTF-8"?&gt;</text:p>
      <text:p text:style-name="Preformatted_20_Text">&lt;tutoriales&gt;</text:p>
      <text:p text:style-name="Preformatted_20_Text"><text:s text:c="8"/>&lt;tutorial anio="2007"&gt;</text:p>
      <text:p text:style-name="Preformatted_20_Text"><text:s text:c="16"/>&lt;titulo&gt;XMLBeans, una forma de mapear un XML en objetos Java&lt;/titulo&gt;</text:p>
      <text:p text:style-name="Preformatted_20_Text"><text:s text:c="16"/>&lt;autor&gt;</text:p>
      <text:p text:style-name="Preformatted_20_Text"><text:s text:c="24"/>&lt;nombre&gt;Alejandro&lt;/nombre&gt;</text:p>
      <text:p text:style-name="Preformatted_20_Text"><text:s text:c="24"/>&lt;apellidos&gt;Pérez García&lt;/apellidos&gt;</text:p>
      <text:p text:style-name="Preformatted_20_Text"><text:s text:c="16"/>&lt;/autor&gt;</text:p>
      <text:p text:style-name="Preformatted_20_Text"><text:s text:c="16"/>&lt;categoria&gt;XML&lt;/categoria&gt;</text:p>
      <text:p text:style-name="Preformatted_20_Text"><text:s text:c="16"/>&lt;visitas&gt;25827&lt;/visitas&gt;</text:p>
      <text:p text:style-name="Preformatted_20_Text"><text:s text:c="8"/>&lt;/tutorial&gt;</text:p>
      <text:p text:style-name="Preformatted_20_Text"><text:s text:c="8"/>&lt;tutorial anio="2013"&gt;</text:p>
      <text:p text:style-name="Preformatted_20_Text"><text:s text:c="16"/>&lt;titulo&gt;Spring Security: haciendo uso de un servidor LDAP embebido&lt;/titulo&gt;</text:p>
      <text:p text:style-name="Preformatted_20_Text"><text:s text:c="16"/>&lt;autor&gt;</text:p>
      <text:p text:style-name="Preformatted_20_Text"><text:s text:c="24"/>&lt;nombre&gt;José Manuel&lt;/nombre&gt;</text:p>
      <text:p text:style-name="Preformatted_20_Text"><text:s text:c="24"/>&lt;apellidos&gt;Sánchez Suárez&lt;/apellidos&gt;</text:p>
      <text:p text:style-name="Preformatted_20_Text"><text:s text:c="16"/>&lt;/autor&gt;</text:p>
      <text:p text:style-name="Preformatted_20_Text"><text:s text:c="16"/>&lt;categoria&gt;Spring&lt;/categoria&gt;</text:p>
      <text:p text:style-name="Preformatted_20_Text"><text:s text:c="16"/>&lt;visitas&gt;1996&lt;/visitas&gt;</text:p>
      <text:p text:style-name="Preformatted_20_Text"><text:s text:c="8"/>&lt;/tutorial&gt;</text:p>
      <text:p text:style-name="Preformatted_20_Text"><text:s text:c="8"/>&lt;tutorial anio="2011"&gt;</text:p>
      <text:p text:style-name="Preformatted_20_Text"><text:s text:c="16"/>&lt;titulo&gt;Mybatis con Maven y Spring&lt;/titulo&gt;</text:p>
      <text:p text:style-name="Preformatted_20_Text"><text:s text:c="16"/>&lt;autor&gt;</text:p>
      <text:p text:style-name="Preformatted_20_Text"><text:s text:c="24"/>&lt;nombre&gt;Rubén&lt;/nombre&gt;</text:p>
      <text:p text:style-name="Preformatted_20_Text"><text:s text:c="24"/>&lt;apellidos&gt;Aguilera Díaz-Heredero&lt;/apellidos&gt;</text:p>
      <text:p text:style-name="Preformatted_20_Text"><text:s text:c="16"/>&lt;/autor&gt;</text:p>
      <text:p text:style-name="Preformatted_20_Text"><text:s text:c="16"/>&lt;categoria&gt;Mybatis&lt;/categoria&gt;</text:p>
      <text:p text:style-name="Preformatted_20_Text"><text:s text:c="16"/>&lt;visitas&gt;6998&lt;/visitas&gt;</text:p>
      <text:p text:style-name="Preformatted_20_Text"><text:s text:c="8"/>&lt;/tutorial&gt;</text:p>
      <text:p text:style-name="Preformatted_20_Text"><text:s text:c="8"/>&lt;tutorial anio="2011"&gt;</text:p>
      <text:p text:style-name="Preformatted_20_Text"><text:s text:c="16"/>&lt;titulo&gt;Trabajar con XML sabiendo lo mínimo&lt;/titulo&gt;</text:p>
      <text:p text:style-name="Preformatted_20_Text"><text:s text:c="16"/>&lt;autor&gt;</text:p>
      <text:p text:style-name="Preformatted_20_Text"><text:s text:c="24"/>&lt;nombre&gt;Roberto&lt;/nombre&gt;</text:p>
      <text:p text:style-name="Preformatted_20_Text"><text:s text:c="24"/>&lt;apellidos&gt;Canales Mora&lt;/apellidos&gt;</text:p>
      <text:p text:style-name="Preformatted_20_Text"><text:s text:c="16"/>&lt;/autor&gt;</text:p>
      <text:p text:style-name="Preformatted_20_Text"><text:s text:c="16"/>&lt;categoria&gt;XML&lt;/categoria&gt;</text:p>
      <text:p text:style-name="Preformatted_20_Text"><text:s text:c="16"/>&lt;visitas&gt;34842&lt;/visitas&gt;</text:p>
      <text:p text:style-name="Preformatted_20_Text"><text:s text:c="8"/>&lt;/tutorial&gt;</text:p>
      <text:p text:style-name="Preformatted_20_Text"><text:s text:c="8"/>&lt;tutorial anio="2013"&gt;</text:p>
      <text:p text:style-name="Preformatted_20_Text"><text:s text:c="16"/>&lt;titulo&gt;Introducción a Spring Batch&lt;/titulo&gt;</text:p>
      <text:p text:style-name="Preformatted_20_Text"><text:s text:c="16"/>&lt;autor&gt;</text:p>
      <text:p text:style-name="Preformatted_20_Text"><text:s text:c="24"/>&lt;nombre&gt;Miguel&lt;/nombre&gt;</text:p>
      <text:p text:style-name="Preformatted_20_Text"><text:s text:c="24"/>&lt;apellidos&gt;Arlandy Rodríguez&lt;/apellidos&gt;</text:p>
      <text:p text:style-name="Preformatted_20_Text"><text:s text:c="16"/>&lt;/autor&gt;</text:p>
      <text:p text:style-name="Preformatted_20_Text"><text:s text:c="16"/>&lt;categoria&gt;Spring&lt;/categoria&gt;</text:p>
      <text:p text:style-name="Preformatted_20_Text"><text:s text:c="16"/>&lt;visitas&gt;1273&lt;/visitas&gt;</text:p>
      <text:p text:style-name="Preformatted_20_Text"><text:s text:c="8"/>&lt;/tutorial&gt;</text:p>
      <text:p text:style-name="P1">&lt;/tutoriales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 text:name="Cuesti.C3.B3ns"/><text:soft-page-break/>Cuestións</text:h>
      <text:p text:style-name="Text_20_body">1. Devolver os nodos tutorial </text:p>
      <text:p text:style-name="P2">a) Con ruta relativa : <text:span text:style-name="T2">//tutorial</text:span></text:p>
      <text:p text:style-name="P2">b) Con ruta absoluta : <text:span text:style-name="T2">/</text:span><text:span text:style-name="T3">tutoriales</text:span><text:span text:style-name="T2">/tutorial</text:span></text:p>
      <text:p text:style-name="Text_20_body">2. Devolver todas as categorías </text:p>
      <text:p text:style-name="Text_20_body">a) Con ruta relativa : <text:span text:style-name="T2">//</text:span><text:span text:style-name="T3">categoria</text:span></text:p>
      <text:p text:style-name="P2">b) Con ruta absoluta : <text:span text:style-name="T2">/tutoriales/tutorial/categoria</text:span></text:p>
      <text:p text:style-name="Text_20_body">3. Devolve o número total de titoriais existentes: <text:span text:style-name="T2">count(//categoria)</text:span></text:p>
      <text:p text:style-name="Text_20_body">4. Devolver os anos de publicación de todos os titoriais : <text:span text:style-name="T2">/tutoriales/tutorial/@anio</text:span></text:p>
      <text:p text:style-name="Text_20_body">5. Devolve os nomes dos autores que o seu nome ten menos de 9 letras : <text:span text:style-name="T2">//autor[string-length(nombre) &lt; 9]/nombre</text:span></text:p>
      <text:p text:style-name="Text_20_body">6. Devolve os nodos titorial de aqueles posteriores o ano 2012 :<text:span text:style-name="T2">//tutorial[@anio &gt; 2012]</text:span></text:p>
      <text:p text:style-name="Text_20_body">7. Devolve os titoriais da categoría Spring <text:span text:style-name="Source_20_Text"><text:span text:style-name="T4">//tutorial[categoria='Spring']</text:span></text:span></text:p>
      <text:p text:style-name="P3">8. Devolve os titoriais da categoría XML escritos no ano 2011 : <text:span text:style-name="Source_20_Text"><text:span text:style-name="T4">//tutorial[categoria='XML' and @anio='2011']</text:span></text:span></text:p>
      <text:p text:style-name="P3">9. Devolve o titorial que se atopa na posición 2 da lista de tutoriais. <text:span text:style-name="Source_20_Text"><text:span text:style-name="T4">/tutoriales/tutorial[2]</text:span></text:span></text:p>
      <text:p text:style-name="Text_20_body">10. Devolve o titorial que se atopa na penúltima posición da lista de tutoriais. <text:span text:style-name="Source_20_Text"><text:span text:style-name="T4">//tutorial[last()-1]</text:span></text:span></text:p>
      <text:p text:style-name="Text_20_body">11. Devolve os titoriais que conteñan a palabra Spring no seu títullo : <text:span text:style-name="T2">//tutorial[contains(titulo, "Spring")]</text:span></text:p>
      <text:p text:style-name="Text_20_body">12. Devolve a información do titorial onde o nome do autor sexa Alejandro. <text:span text:style-name="T2">//tutorial[autor/nombre="Alejandro"]</text:span>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3T14:48:14.849000000</dc:date>
    <meta:editing-duration>PT17S</meta:editing-duration>
    <meta:editing-cycles>1</meta:editing-cycles>
    <meta:document-statistic meta:table-count="0" meta:image-count="0" meta:object-count="0" meta:page-count="2" meta:paragraph-count="65" meta:word-count="261" meta:character-count="3065" meta:non-whitespace-character-count="2147"/>
    <meta:generator>LibreOffice/7.2.7.2$Windows_X86_64 LibreOffice_project/8d71d29d553c0f7dcbfa38fbfda25ee34cce99a2</meta:generator>
  </office:meta>
</office:document-meta>
</file>